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3.5583in" fo:break-before="auto" fo:break-after="auto" table:align="left" fo:keep-with-next="auto" style:may-break-between-rows="true" table:border-model="collapsing"/>
    </style:style>
    <style:style style:name="Table1.A" style:family="table-column">
      <style:table-column-properties style:column-width="1.7833in"/>
    </style:style>
    <style:style style:name="Table1.B" style:family="table-column">
      <style:table-column-properties style:column-width="1.775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5" style:family="table-cell" style:data-style-name="N0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 officeooo:paragraph-rsid="00061c78"/>
    </style:style>
    <style:style style:name="P3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 officeooo:paragraph-rsid="0007b6ec"/>
    </style:style>
    <style:style style:name="P4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 officeooo:paragraph-rsid="000bf83c"/>
    </style:style>
    <style:style style:name="P5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 officeooo:paragraph-rsid="000df690"/>
    </style:style>
    <style:style style:name="P6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 officeooo:paragraph-rsid="00044e2a"/>
    </style:style>
    <style:style style:name="P7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 officeooo:paragraph-rsid="0015050a"/>
    </style:style>
    <style:style style:name="P8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 officeooo:rsid="00075a0d" officeooo:paragraph-rsid="00075a0d"/>
    </style:style>
    <style:style style:name="P9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 officeooo:rsid="00075a0d" officeooo:paragraph-rsid="000df690"/>
    </style:style>
    <style:style style:name="P10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 officeooo:rsid="00061c78" officeooo:paragraph-rsid="0007b6ec"/>
    </style:style>
    <style:style style:name="P11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 officeooo:rsid="00104fa9" officeooo:paragraph-rsid="00104fa9"/>
    </style:style>
    <style:style style:name="P12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 officeooo:rsid="00044e2a" officeooo:paragraph-rsid="00188c46"/>
    </style:style>
    <style:style style:name="P13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 officeooo:rsid="00188c46" officeooo:paragraph-rsid="0019aac0"/>
    </style:style>
    <style:style style:name="P14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 officeooo:rsid="000a1d73" officeooo:paragraph-rsid="0015050a"/>
    </style:style>
    <style:style style:name="P15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16" style:family="paragraph" style:parent-style-name="Preformatted_20_Text">
      <style:paragraph-properties fo:orphans="2" fo:widows="2"/>
      <style:text-properties fo:font-variant="normal" fo:text-transform="none" fo:color="#000000" fo:letter-spacing="normal" officeooo:paragraph-rsid="00044e2a"/>
    </style:style>
    <style:style style:name="P17" style:family="paragraph" style:parent-style-name="Preformatted_20_Text">
      <style:paragraph-properties fo:orphans="2" fo:widows="2"/>
      <style:text-properties fo:font-variant="normal" fo:text-transform="none" fo:color="#000000" fo:letter-spacing="normal" officeooo:paragraph-rsid="0009ab50"/>
    </style:style>
    <style:style style:name="P18" style:family="paragraph" style:parent-style-name="Preformatted_20_Text">
      <style:paragraph-properties fo:orphans="2" fo:widows="2"/>
      <style:text-properties fo:font-variant="normal" fo:text-transform="none" fo:color="#000000" fo:letter-spacing="normal" officeooo:paragraph-rsid="0015050a"/>
    </style:style>
    <style:style style:name="P19" style:family="paragraph" style:parent-style-name="Preformatted_20_Text">
      <style:paragraph-properties fo:orphans="2" fo:widows="2"/>
      <style:text-properties fo:font-variant="normal" fo:text-transform="none" fo:color="#000000" fo:letter-spacing="normal" officeooo:paragraph-rsid="00188c46"/>
    </style:style>
    <style:style style:name="P20" style:family="paragraph" style:parent-style-name="Preformatted_20_Text">
      <style:paragraph-properties fo:orphans="2" fo:widows="2"/>
      <style:text-properties fo:font-variant="normal" fo:text-transform="none" fo:color="#000000" fo:letter-spacing="normal" officeooo:paragraph-rsid="001e9b4d"/>
    </style:style>
    <style:style style:name="P21" style:family="paragraph" style:parent-style-name="Preformatted_20_Text">
      <style:text-properties fo:font-variant="normal" fo:text-transform="none" fo:color="#000000" fo:letter-spacing="normal" officeooo:rsid="0001364d" officeooo:paragraph-rsid="0001364d"/>
    </style:style>
    <style:style style:name="P22" style:family="paragraph" style:parent-style-name="Preformatted_20_Text">
      <style:paragraph-properties fo:orphans="2" fo:widows="2"/>
      <style:text-properties officeooo:rsid="0001364d"/>
    </style:style>
    <style:style style:name="P23" style:family="paragraph" style:parent-style-name="Preformatted_20_Text">
      <style:paragraph-properties fo:margin-top="0in" fo:margin-bottom="0.1965in" loext:contextual-spacing="false" fo:orphans="2" fo:widows="2"/>
      <style:text-properties fo:font-variant="normal" fo:text-transform="none" fo:color="#000000" fo:letter-spacing="normal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f8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f83c" officeooo:paragraph-rsid="000bf8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ext_20_body">
      <style:text-properties fo:font-variant="normal" fo:text-transform="none" fo:color="#000000" fo:letter-spacing="normal" fo:font-style="normal" fo:font-weight="normal"/>
    </style:style>
    <style:style style:name="T1" style:family="text">
      <style:text-properties fo:font-style="normal" fo:font-weight="normal"/>
    </style:style>
    <style:style style:name="T2" style:family="text">
      <style:text-properties fo:font-style="normal" fo:font-weight="normal" officeooo:rsid="0002d5cc"/>
    </style:style>
    <style:style style:name="T3" style:family="text">
      <style:text-properties fo:font-style="normal" fo:font-weight="normal" officeooo:rsid="00044e2a"/>
    </style:style>
    <style:style style:name="T4" style:family="text">
      <style:text-properties fo:font-style="normal" fo:font-weight="normal" officeooo:rsid="0009ab50"/>
    </style:style>
    <style:style style:name="T5" style:family="text">
      <style:text-properties fo:font-style="normal" fo:font-weight="normal" officeooo:rsid="000a1d73"/>
    </style:style>
    <style:style style:name="T6" style:family="text">
      <style:text-properties fo:font-style="normal" fo:font-weight="normal" officeooo:rsid="000ef5ce"/>
    </style:style>
    <style:style style:name="T7" style:family="text">
      <style:text-properties fo:font-style="normal" fo:font-weight="normal" officeooo:rsid="00139d25"/>
    </style:style>
    <style:style style:name="T8" style:family="text">
      <style:text-properties fo:font-style="normal" fo:font-weight="normal" officeooo:rsid="0016b04c"/>
    </style:style>
    <style:style style:name="T9" style:family="text">
      <style:text-properties fo:font-style="normal" fo:font-weight="normal" officeooo:rsid="00171f18"/>
    </style:style>
    <style:style style:name="T10" style:family="text">
      <style:text-properties fo:font-style="normal" fo:font-weight="normal" officeooo:rsid="001863ac"/>
    </style:style>
    <style:style style:name="T11" style:family="text">
      <style:text-properties fo:font-style="normal" fo:font-weight="normal" officeooo:rsid="00188c46"/>
    </style:style>
    <style:style style:name="T12" style:family="text">
      <style:text-properties fo:font-style="normal" fo:font-weight="normal" officeooo:rsid="0019aac0"/>
    </style:style>
    <style:style style:name="T13" style:family="text">
      <style:text-properties fo:font-style="normal" fo:font-weight="normal" officeooo:rsid="001a5769"/>
    </style:style>
    <style:style style:name="T14" style:family="text">
      <style:text-properties fo:font-style="normal" fo:font-weight="normal" officeooo:rsid="001c18ec"/>
    </style:style>
    <style:style style:name="T15" style:family="text">
      <style:text-properties fo:font-style="normal" fo:font-weight="normal" officeooo:rsid="001cd96b"/>
    </style:style>
    <style:style style:name="T16" style:family="text">
      <style:text-properties fo:font-style="normal" fo:font-weight="normal" officeooo:rsid="001e9b4d"/>
    </style:style>
    <style:style style:name="T17" style:family="text">
      <style:text-properties fo:font-style="normal" fo:font-weight="normal" officeooo:rsid="00213727"/>
    </style:style>
    <style:style style:name="T18" style:family="text">
      <style:text-properties fo:font-style="normal" fo:font-weight="normal" officeooo:rsid="00217786"/>
    </style:style>
    <style:style style:name="T19" style:family="text">
      <style:text-properties fo:font-style="normal" fo:font-weight="normal" officeooo:rsid="0022aee6"/>
    </style:style>
    <style:style style:name="T20" style:family="text">
      <style:text-properties fo:font-style="normal" fo:font-weight="normal" officeooo:rsid="00246a73"/>
    </style:style>
    <style:style style:name="T21" style:family="text">
      <style:text-properties fo:font-style="normal" fo:font-weight="normal" officeooo:rsid="00272cbb"/>
    </style:style>
    <style:style style:name="T22" style:family="text">
      <style:text-properties officeooo:rsid="00044e2a"/>
    </style:style>
    <style:style style:name="T23" style:family="text">
      <style:text-properties officeooo:rsid="00061c78"/>
    </style:style>
    <style:style style:name="T24" style:family="text">
      <style:text-properties officeooo:rsid="00075a0d"/>
    </style:style>
    <style:style style:name="T25" style:family="text">
      <style:text-properties officeooo:rsid="0007b6ec"/>
    </style:style>
    <style:style style:name="T26" style:family="text">
      <style:text-properties officeooo:rsid="0009ab50"/>
    </style:style>
    <style:style style:name="T27" style:family="text">
      <style:text-properties officeooo:rsid="000a1d73"/>
    </style:style>
    <style:style style:name="T28" style:family="text">
      <style:text-properties officeooo:rsid="000ef9b8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Language Specification:</text:p>
      <text:p text:style-name="P15"><text:s/><text:span text:style-name="T1">1. Language Definition:</text:span></text:p>
      <text:p text:style-name="P15"><text:s text:c="2"/><text:span text:style-name="T1">1.1 Alphabet:</text:span></text:p>
      <text:p text:style-name="P15"><text:s text:c="2"/><text:span text:style-name="T1">1.1.a. Upper (A-Z) and lower case letters (a-z) of the English alphabet</text:span></text:p>
      <text:p text:style-name="P15"><text:s text:c="6"/><text:span text:style-name="T1">b. Underline character '_';</text:span></text:p>
      <text:p text:style-name="P15"><text:s text:c="6"/><text:span text:style-name="T1">c. Decimal digits (0-9);</text:span></text:p>
      <text:p text:style-name="P15"><text:s text:c="2"/><text:span text:style-name="T1">Lexic:</text:span></text:p>
      <text:p text:style-name="P15"><text:s text:c="6"/><text:span text:style-name="T1">a.Special symbols, representing:</text:span></text:p>
      <text:p text:style-name="P15"><text:s text:c="9"/><text:span text:style-name="T1">- operators + - * / &lt; &lt;= = &gt;= </text:span><text:span text:style-name="T2">&gt;&gt; &lt;&lt; </text:span><text:span text:style-name="T6">== </text:span><text:span text:style-name="T15">&amp;&amp; || !</text:span></text:p>
      <text:p text:style-name="P15"><text:s text:c="9"/><text:span text:style-name="T1">- separators [ ] { } </text:span><text:span text:style-name="T13">{} </text:span><text:span text:style-name="T1">; space</text:span></text:p>
      <text:p text:style-name="P15"><text:s text:c="9"/><text:span text:style-name="T1">- reserved words:</text:span></text:p>
      <text:p text:style-name="P20"><text:span text:style-name="T1"><text:tab/><text:tab/><text:tab/></text:span><text:span text:style-name="T14">int, char, bool, array, </text:span><text:span text:style-name="T16">float, </text:span></text:p>
      <text:p text:style-name="P20"><text:span text:style-name="T16"><text:tab/><text:tab/><text:tab/></text:span><text:span text:style-name="T14">struct, if, else, for, while</text:span></text:p>
      <text:p text:style-name="P15"><text:s text:c="6"/><text:span text:style-name="T1">b.identifiers</text:span></text:p>
      <text:p text:style-name="P15"><text:s text:c="11"/><text:span text:style-name="T1">-a sequence of letters and digits, such that the first charater is a letter; the rule is:</text:span></text:p>
      <text:p text:style-name="P15"><text:s text:c="13"/><text:span text:style-name="T1">identifier = letter{</text:span><text:span text:style-name="T7">(</text:span><text:span text:style-name="T1">letter</text:span><text:span text:style-name="T2"> | </text:span><text:span text:style-name="T1">digit</text:span><text:span text:style-name="T7">)</text:span><text:span text:style-name="T1">}</text:span></text:p>
      <text:p text:style-name="P15"><text:s text:c="13"/><text:span text:style-name="T1">letter = "A" | "B" | . ..| "Z"</text:span></text:p>
      <text:p text:style-name="P15"><text:s text:c="13"/><text:span text:style-name="T1">digit = "0" | "1" |...| "9"</text:span></text:p>
      <text:p text:style-name="P15"><text:s text:c="6"/><text:span text:style-name="T1">c.constants</text:span></text:p>
      <text:p text:style-name="P19"><text:s text:c="9"/><text:span text:style-name="T1">1.intege</text:span><text:span text:style-name="T3">r:</text:span></text:p>
      <text:p text:style-name="P12"><text:tab/><text:tab/> <text:s/></text:p>
      <text:p text:style-name="P19"><text:span text:style-name="T3"><text:tab/><text:tab/> <text:s/></text:span><text:span text:style-name="T11">nzdigit = “1” | .. | “9”</text:span></text:p>
      <text:p text:style-name="P19"><text:span text:style-name="T3"><text:tab/><text:tab/> <text:s/></text:span><text:span text:style-name="T11">nocost = </text:span><text:span text:style-name="T12">0 | </text:span><text:span text:style-name="T21">[</text:span><text:span text:style-name="T2"> “+” | “-” </text:span><text:span text:style-name="T21">]</text:span><text:span text:style-name="T12">nzdigit{no} </text:span></text:p>
      <text:p text:style-name="P15"><text:s text:c="14"/><text:span text:style-name="T1">no = digit{no}</text:span></text:p>
      <text:p text:style-name="P13"><text:tab/><text:tab/><text:tab/><text:tab/><text:tab/><text:tab/><text:tab/><text:tab/><text:tab/></text:p>
      <text:p text:style-name="P15"><text:s text:c="9"/><text:span text:style-name="T1">2.character:</text:span></text:p>
      <text:p text:style-name="P15"><text:s text:c="13"/><text:span text:style-name="T1">character = “'”letter”'”|”'”digit”'”</text:span></text:p>
      <text:p text:style-name="P1"/>
      <text:p text:style-name="P15"><text:s text:c="9"/><text:span text:style-name="T1">3.string:</text:span></text:p>
      <text:p text:style-name="P15"><text:s text:c="14"/><text:span text:style-name="T1">constchar = “"”string”"”</text:span></text:p>
      <text:p text:style-name="P15"><text:s text:c="14"/><text:span text:style-name="T1">string = char{string}</text:span></text:p>
      <text:p text:style-name="P23"><text:s text:c="14"/><text:span text:style-name="T1">char = letter|digit</text:span></text:p>
      <text:p text:style-name="P21"><text:s/><text:span text:style-name="T1">2.2 Syntax:</text:span></text:p>
      <text:p text:style-name="P16"><text:s text:c="8"/><text:span text:style-name="T1">The words - predefined tokens are specified between " and ": <text:s/></text:span></text:p>
      <text:p text:style-name="P6"><text:s text:c="2"/></text:p>
      <text:p text:style-name="P1">a) Sintactical rules:</text:p>
      <text:p text:style-name="P2"><text:tab/><text:span text:style-name="T22">program = “stmtlist”</text:span></text:p>
      <text:p text:style-name="P2"><text:tab/><text:span text:style-name="T23">stmtlist = stmt;{stmt}</text:span></text:p>
      <text:p text:style-name="P2"><text:tab/><text:span text:style-name="T23">stmt = structdecl | decl | simplestmt | structstmt </text:span></text:p>
      <text:p text:style-name="P2"><text:tab/></text:p>
      <text:p text:style-name="P2"><text:tab/><text:span text:style-name="T28">structdecl = “STRUCT” identifier “{“ decllist “}”</text:span></text:p>
      <text:p text:style-name="P11"><text:tab/>decllist = decl; {decl} </text:p>
      <text:p text:style-name="P11"/>
      <text:p text:style-name="P2"><text:tab/><text:span text:style-name="T23">decl = type identifier</text:span></text:p>
      <text:p text:style-name="P9"><text:tab/>type = primarytypes | arraytype</text:p>
      <text:p text:style-name="P5"/>
      <text:p text:style-name="P2"><text:tab/><text:span text:style-name="T24">primarytypes = “INT” | “BOOL” | “FLOAT” </text:span></text:p>
      <text:p text:style-name="P2"><text:tab/><text:span text:style-name="T24">arraytype = primarytipes ”[“ nr “]”</text:span></text:p>
      <text:p text:style-name="P2"><text:tab/></text:p>
      <text:p text:style-name="P2"/>
      <text:p text:style-name="P1"><text:tab/><text:span text:style-name="T23">cmpstmt = “{“ stmtlist ”}”</text:span></text:p>
      <text:p text:style-name="P1"><text:tab/><text:span text:style-name="T24">simplestmt = assignment | istmt | ostmt</text:span></text:p>
      <text:p text:style-name="P1"><text:tab/><text:span text:style-name="T24">assignment = IDENTIFIER “=” expression </text:span></text:p>
      <text:p text:style-name="P8"><text:tab/>expression = <text:span text:style-name="T27">[“!”] (</text:span>term | expression operation expression | “(” expression operation expression “)”<text:span text:style-name="T27">)</text:span></text:p>
      <text:p text:style-name="P8"><text:tab/>operation = “+” | “-” | “*” | “/” | “%” | “^” </text:p>
      <text:p text:style-name="P7"><text:soft-page-break/><text:tab/><text:span text:style-name="T24">term = IDENTIFIER | nr | <text:s/>constchar</text:span></text:p>
      <text:p text:style-name="P1"><text:tab/><text:span text:style-name="T25">ostmt = “out” oterm {oterm}</text:span></text:p>
      <text:p text:style-name="P3"><text:tab/><text:span text:style-name="T25">oterm = “&lt;&lt;” term</text:span></text:p>
      <text:p text:style-name="P3"><text:tab/><text:span text:style-name="T25">istmt = “in” iterm {iterm}</text:span></text:p>
      <text:p text:style-name="P3"><text:tab/><text:span text:style-name="T25">iterm = “&gt;&gt;” IDENTIFIER</text:span></text:p>
      <text:p text:style-name="P3"/>
      <text:p text:style-name="P10"><text:tab/>structstmt = ifstmt | whilestmt | forstmt</text:p>
      <text:p text:style-name="P3"><text:tab/><text:span text:style-name="T25">ifstmt = “if” condition cmpstmt [else cmpstmt]</text:span></text:p>
      <text:p text:style-name="P3"><text:tab/><text:span text:style-name="T25">condition = “(“ expression RELATION expression “)”</text:span></text:p>
      <text:p text:style-name="P3"/>
      <text:p text:style-name="P1"><text:tab/><text:span text:style-name="T26">whilestmt = “while” condition compstmt </text:span></text:p>
      <text:p text:style-name="P17"><text:span text:style-name="T1"><text:tab/></text:span><text:span text:style-name="T4">forstmt = “for” “(“ assignment “;” condition “;” </text:span><text:span text:style-name="T9">assignment</text:span><text:span text:style-name="T10">s</text:span><text:span text:style-name="T8"> </text:span><text:span text:style-name="T4">“)” cmpstmt</text:span></text:p>
      <text:p text:style-name="P1"/>
      <text:p text:style-name="P1">b) lexical rules:</text:p>
      <text:p text:style-name="P15"><text:s/><text:span text:style-name="T1">IDENTIFIER = </text:span><text:span text:style-name="T19">l</text:span><text:span text:style-name="T1">etter{letter </text:span><text:span text:style-name="T18">| </text:span><text:span text:style-name="T1">digit </text:span><text:span text:style-name="T20">| “_”</text:span><text:span text:style-name="T1">}</text:span></text:p>
      <text:p text:style-name="P15"><text:s text:c="5"/><text:span text:style-name="T1">letter = “</text:span><text:span text:style-name="T17">a” | “b” | … | “z” | </text:span><text:span text:style-name="T1">"A" | "B" |...| "Z"</text:span></text:p>
      <text:p text:style-name="P15"><text:s text:c="6"/><text:span text:style-name="T1">digit = "0" | "1" |...| "9"</text:span></text:p>
      <text:p text:style-name="P15"><text:s text:c="3"/><text:span text:style-name="T1">RELATION = "&lt;" | "&lt;=" | "=</text:span><text:span text:style-name="T5">=</text:span><text:span text:style-name="T1">" | "!</text:span><text:span text:style-name="T5">=</text:span><text:span text:style-name="T1">" | "&gt;=" | "&gt;" </text:span><text:span text:style-name="T5">| “&amp;&amp;” | “||” </text:span></text:p>
      <text:p text:style-name="P14"><text:tab/> <text:s/>constchar = “"”string”"”</text:p>
      <text:p text:style-name="P18"><text:s text:c="8"/><text:span text:style-name="T1">string = char{string}</text:span></text:p>
      <text:p text:style-name="P14"><text:s text:c="8"/>char = letter|digit</text:p>
      <text:p text:style-name="P1"/>
      <text:p text:style-name="P1"/>
      <text:p text:style-name="P1">Codification:</text:p>
      <text:p text:style-name="P22"/>
      <table:table table:name="Table1" table:style-name="Table1" table:template-name="Default Style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6">Token type</text:p>
          </table:table-cell>
          <table:table-cell table:style-name="Table1.B1" office:value-type="string">
            <text:p text:style-name="P26">code</text:p>
          </table:table-cell>
        </table:table-row>
        <table:table-row>
          <table:table-cell table:style-name="Table1.A2" office:value-type="string">
            <text:p text:style-name="P26">Idetifier</text:p>
          </table:table-cell>
          <table:table-cell table:style-name="Table1.B2" office:value-type="string">
            <text:p text:style-name="P26">0 </text:p>
          </table:table-cell>
        </table:table-row>
        <table:table-row>
          <table:table-cell table:style-name="Table1.A2" office:value-type="string">
            <text:p text:style-name="P26">Constant</text:p>
          </table:table-cell>
          <table:table-cell table:style-name="Table1.B2" office:value-type="string">
            <text:p text:style-name="P26">1</text:p>
          </table:table-cell>
        </table:table-row>
        <table:table-row>
          <table:table-cell table:style-name="Table1.A2" office:value-type="string">
            <text:p text:style-name="P26">Int </text:p>
          </table:table-cell>
          <table:table-cell table:style-name="Table1.B2" office:value-type="string">
            <text:p text:style-name="P26">2</text:p>
          </table:table-cell>
        </table:table-row>
        <table:table-row>
          <table:table-cell table:style-name="Table1.A2" office:value-type="string">
            <text:p text:style-name="P26">Bool</text:p>
          </table:table-cell>
          <table:table-cell table:style-name="Table1.B5" office:value-type="float" office:value="3">
            <text:p text:style-name="P26">3</text:p>
          </table:table-cell>
        </table:table-row>
        <table:table-row>
          <table:table-cell table:style-name="Table1.A2" office:value-type="string">
            <text:p text:style-name="P26">Float</text:p>
          </table:table-cell>
          <table:table-cell table:style-name="Table1.B2" office:value-type="string">
            <text:p text:style-name="P26">4</text:p>
          </table:table-cell>
        </table:table-row>
        <table:table-row>
          <table:table-cell table:style-name="Table1.A2" office:value-type="string">
            <text:p text:style-name="P26">&gt;&gt;</text:p>
          </table:table-cell>
          <table:table-cell table:style-name="Table1.B2" office:value-type="string">
            <text:p text:style-name="P26">5</text:p>
          </table:table-cell>
        </table:table-row>
        <table:table-row>
          <table:table-cell table:style-name="Table1.A2" office:value-type="string">
            <text:p text:style-name="P26">&lt;&lt;</text:p>
          </table:table-cell>
          <table:table-cell table:style-name="Table1.B2" office:value-type="string">
            <text:p text:style-name="P26">6</text:p>
          </table:table-cell>
        </table:table-row>
        <table:table-row table:style-name="Table1.1">
          <table:table-cell table:style-name="Table1.A2" office:value-type="string">
            <text:p text:style-name="P25">For</text:p>
          </table:table-cell>
          <table:table-cell table:style-name="Table1.B2" office:value-type="string">
            <text:p text:style-name="P26">7</text:p>
          </table:table-cell>
        </table:table-row>
        <table:table-row>
          <table:table-cell table:style-name="Table1.A2" office:value-type="string">
            <text:p text:style-name="P26">While </text:p>
          </table:table-cell>
          <table:table-cell table:style-name="Table1.B2" office:value-type="string">
            <text:p text:style-name="P26">8</text:p>
          </table:table-cell>
        </table:table-row>
        <table:table-row>
          <table:table-cell table:style-name="Table1.A2" office:value-type="string">
            <text:p text:style-name="P26">If</text:p>
          </table:table-cell>
          <table:table-cell table:style-name="Table1.B2" office:value-type="string">
            <text:p text:style-name="P26">9</text:p>
          </table:table-cell>
        </table:table-row>
        <table:table-row>
          <table:table-cell table:style-name="Table1.A2" office:value-type="string">
            <text:p text:style-name="P26">Else</text:p>
          </table:table-cell>
          <table:table-cell table:style-name="Table1.B2" office:value-type="string">
            <text:p text:style-name="P26">10</text:p>
          </table:table-cell>
        </table:table-row>
        <table:table-row>
          <table:table-cell table:style-name="Table1.A2" office:value-type="string">
            <text:p text:style-name="P26">&amp;&amp;</text:p>
          </table:table-cell>
          <table:table-cell table:style-name="Table1.B2" office:value-type="string">
            <text:p text:style-name="P26">11</text:p>
          </table:table-cell>
        </table:table-row>
        <table:table-row>
          <table:table-cell table:style-name="Table1.A2" office:value-type="string">
            <text:p text:style-name="P26">||</text:p>
          </table:table-cell>
          <table:table-cell table:style-name="Table1.B2" office:value-type="string">
            <text:p text:style-name="P26">12</text:p>
          </table:table-cell>
        </table:table-row>
        <table:table-row>
          <table:table-cell table:style-name="Table1.A2" office:value-type="string">
            <text:p text:style-name="P24">!</text:p>
          </table:table-cell>
          <table:table-cell table:style-name="Table1.B2" office:value-type="string">
            <text:p text:style-name="P26">12</text:p>
          </table:table-cell>
        </table:table-row>
        <table:table-row table:style-name="Table1.1">
          <table:table-cell table:style-name="Table1.A2" office:value-type="string">
            <text:p text:style-name="P24">;</text:p>
          </table:table-cell>
          <table:table-cell table:style-name="Table1.B2" office:value-type="string">
            <text:p text:style-name="P26">13</text:p>
          </table:table-cell>
        </table:table-row>
        <table:table-row>
          <table:table-cell table:style-name="Table1.A2" office:value-type="string">
            <text:p text:style-name="P24">, </text:p>
          </table:table-cell>
          <table:table-cell table:style-name="Table1.B2" office:value-type="string">
            <text:p text:style-name="P26">14</text:p>
          </table:table-cell>
        </table:table-row>
        <table:table-row>
          <table:table-cell table:style-name="Table1.A2" office:value-type="string">
            <text:p text:style-name="P24">.</text:p>
          </table:table-cell>
          <table:table-cell table:style-name="Table1.B2" office:value-type="string">
            <text:p text:style-name="P26">15</text:p>
          </table:table-cell>
        </table:table-row>
        <table:table-row>
          <table:table-cell table:style-name="Table1.A2" office:value-type="string">
            <text:p text:style-name="P24">-</text:p>
          </table:table-cell>
          <table:table-cell table:style-name="Table1.B2" office:value-type="string">
            <text:p text:style-name="P26">16</text:p>
          </table:table-cell>
        </table:table-row>
        <text:soft-page-break/>
        <table:table-row table:style-name="Table1.1">
          <table:table-cell table:style-name="Table1.A2" office:value-type="string">
            <text:p text:style-name="P26">+</text:p>
          </table:table-cell>
          <table:table-cell table:style-name="Table1.B2" office:value-type="string">
            <text:p text:style-name="P26">17</text:p>
          </table:table-cell>
        </table:table-row>
        <table:table-row table:style-name="Table1.1">
          <table:table-cell table:style-name="Table1.A2" office:value-type="string">
            <text:p text:style-name="P26">/</text:p>
          </table:table-cell>
          <table:table-cell table:style-name="Table1.B2" office:value-type="string">
            <text:p text:style-name="P26">18</text:p>
          </table:table-cell>
        </table:table-row>
        <table:table-row table:style-name="Table1.1">
          <table:table-cell table:style-name="Table1.A2" office:value-type="string">
            <text:p text:style-name="P26">*</text:p>
          </table:table-cell>
          <table:table-cell table:style-name="Table1.B2" office:value-type="string">
            <text:p text:style-name="P26">19</text:p>
          </table:table-cell>
        </table:table-row>
        <table:table-row>
          <table:table-cell table:style-name="Table1.A2" office:value-type="string">
            <text:p text:style-name="P26">^</text:p>
          </table:table-cell>
          <table:table-cell table:style-name="Table1.B2" office:value-type="string">
            <text:p text:style-name="P26">20</text:p>
          </table:table-cell>
        </table:table-row>
        <table:table-row>
          <table:table-cell table:style-name="Table1.A2" office:value-type="string">
            <text:p text:style-name="P26"><text:s/>= </text:p>
          </table:table-cell>
          <table:table-cell table:style-name="Table1.B2" office:value-type="string">
            <text:p text:style-name="P26">21</text:p>
          </table:table-cell>
        </table:table-row>
        <table:table-row>
          <table:table-cell table:style-name="Table1.A2" office:value-type="string">
            <text:p text:style-name="P26">&gt;=</text:p>
          </table:table-cell>
          <table:table-cell table:style-name="Table1.B2" office:value-type="string">
            <text:p text:style-name="P26">22</text:p>
          </table:table-cell>
        </table:table-row>
        <table:table-row>
          <table:table-cell table:style-name="Table1.A2" office:value-type="string">
            <text:p text:style-name="P26">&lt;=</text:p>
          </table:table-cell>
          <table:table-cell table:style-name="Table1.B2" office:value-type="string">
            <text:p text:style-name="P26">23</text:p>
          </table:table-cell>
        </table:table-row>
        <table:table-row>
          <table:table-cell table:style-name="Table1.A2" office:value-type="string">
            <text:p text:style-name="P25"><text:s/>==</text:p>
          </table:table-cell>
          <table:table-cell table:style-name="Table1.B2" office:value-type="string">
            <text:p text:style-name="P26">24</text:p>
          </table:table-cell>
        </table:table-row>
        <table:table-row>
          <table:table-cell table:style-name="Table1.A2" office:value-type="string">
            <text:p text:style-name="P26">(</text:p>
          </table:table-cell>
          <table:table-cell table:style-name="Table1.B2" office:value-type="string">
            <text:p text:style-name="P26">25</text:p>
          </table:table-cell>
        </table:table-row>
        <table:table-row>
          <table:table-cell table:style-name="Table1.A2" office:value-type="string">
            <text:p text:style-name="P26">)</text:p>
          </table:table-cell>
          <table:table-cell table:style-name="Table1.B2" office:value-type="string">
            <text:p text:style-name="P26">26</text:p>
          </table:table-cell>
        </table:table-row>
        <table:table-row>
          <table:table-cell table:style-name="Table1.A2" office:value-type="string">
            <text:p text:style-name="P26">{</text:p>
          </table:table-cell>
          <table:table-cell table:style-name="Table1.B2" office:value-type="string">
            <text:p text:style-name="P26">27</text:p>
          </table:table-cell>
        </table:table-row>
        <table:table-row>
          <table:table-cell table:style-name="Table1.A2" office:value-type="string">
            <text:p text:style-name="P26">}</text:p>
          </table:table-cell>
          <table:table-cell table:style-name="Table1.B2" office:value-type="string">
            <text:p text:style-name="P26">28</text:p>
          </table:table-cell>
        </table:table-row>
        <table:table-row>
          <table:table-cell table:style-name="Table1.A2" office:value-type="string">
            <text:p text:style-name="P26">[</text:p>
          </table:table-cell>
          <table:table-cell table:style-name="Table1.B2" office:value-type="string">
            <text:p text:style-name="P26">29</text:p>
          </table:table-cell>
        </table:table-row>
        <table:table-row table:style-name="Table1.1">
          <table:table-cell table:style-name="Table1.A2" office:value-type="string">
            <text:p text:style-name="P26">]</text:p>
          </table:table-cell>
          <table:table-cell table:style-name="Table1.B2" office:value-type="string">
            <text:p text:style-name="P26">30</text:p>
          </table:table-cell>
        </table:table-row>
      </table:table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2.1$Windows_X86_64 LibreOffice_project/f7f06a8f319e4b62f9bc5095aa112a65d2f3ac89</meta:generator>
    <dc:date>2018-11-12T13:59:06.075000000</dc:date>
    <meta:editing-duration>PT5H29M8S</meta:editing-duration>
    <meta:editing-cycles>19</meta:editing-cycles>
    <meta:document-statistic meta:table-count="1" meta:image-count="0" meta:object-count="0" meta:page-count="3" meta:paragraph-count="136" meta:word-count="439" meta:character-count="2532" meta:non-whitespace-character-count="1897"/>
  </office:meta>
</office:document-meta>
</file>